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329" table:style-name="ce1">
            <text:p>329</text:p>
          </table:table-cell>
          <table:table-cell table:number-columns-repeated="2" table:style-name="ce1"/>
          <table:table-cell office:value-type="string" table:style-name="ce1">
            <text:p>media I</text:p>
          </table:table-cell>
          <table:table-cell office:value-type="float" office:value="2415.3333333333335" table:formula="of:=AVERAGE([.A1:.A15])" table:style-name="ce1">
            <text:p>2415,333333</text:p>
          </table:table-cell>
          <table:table-cell table:number-columns-repeated="16378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237" table:style-name="ce1">
            <text:p>237</text:p>
          </table:table-cell>
          <table:table-cell table:number-columns-repeated="2" table:style-name="ce1"/>
          <table:table-cell office:value-type="string" table:style-name="ce1">
            <text:p>var I</text:p>
          </table:table-cell>
          <table:table-cell office:value-type="float" office:value="829198.09523809492" table:formula="of:=VAR([.A1:.A15])" table:style-name="ce1">
            <text:p>829198,0952</text:p>
          </table:table-cell>
          <table:table-cell table:number-columns-repeated="16378" table:style-name="ce1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368" table:style-name="ce1">
            <text:p>368</text:p>
          </table:table-cell>
          <table:table-cell table:number-columns-repeated="2" table:style-name="ce1"/>
          <table:table-cell office:value-type="string" table:style-name="ce1">
            <text:p>desv I</text:p>
          </table:table-cell>
          <table:table-cell office:value-type="float" office:value="910.60314914791229" table:formula="of:=SQRT([.F2])" table:style-name="ce1">
            <text:p>910,6031491</text:p>
          </table:table-cell>
          <table:table-cell table:number-columns-repeated="16378" table:style-name="ce1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float" office:value="435" table:style-name="ce1">
            <text:p>435</text:p>
          </table:table-cell>
          <table:table-cell table:number-columns-repeated="16382" table:style-name="ce1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float" office:value="465" table:style-name="ce1">
            <text:p>465</text:p>
          </table:table-cell>
          <table:table-cell table:number-columns-repeated="2" table:style-name="ce1"/>
          <table:table-cell office:value-type="string" table:style-name="ce1">
            <text:p>med A</text:p>
          </table:table-cell>
          <table:table-cell office:value-type="float" office:value="402.6" table:formula="of:=AVERAGE([.B1:.B15])" table:style-name="ce1">
            <text:p>402,6</text:p>
          </table:table-cell>
          <table:table-cell table:style-name="ce1"/>
          <table:table-cell office:value-type="string" table:style-name="ce1">
            <text:p>a=</text:p>
          </table:table-cell>
          <table:table-cell office:value-type="float" office:value="6.7062995975659661" table:formula="of:=[.F9]/[.F6]" table:style-name="ce1">
            <text:p>6,706299598</text:p>
          </table:table-cell>
          <table:table-cell table:number-columns-repeated="16375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float" office:value="368" table:style-name="ce1">
            <text:p>368</text:p>
          </table:table-cell>
          <table:table-cell table:number-columns-repeated="2" table:style-name="ce1"/>
          <table:table-cell office:value-type="string" table:style-name="ce1">
            <text:p>var A</text:p>
          </table:table-cell>
          <table:table-cell office:value-type="float" office:value="17940.828571428578" table:formula="of:=VAR([.B1:.B15])" table:style-name="ce1">
            <text:p>17940,82857</text:p>
          </table:table-cell>
          <table:table-cell table:style-name="ce1"/>
          <table:table-cell office:value-type="string" table:style-name="ce1">
            <text:p>b=</text:p>
          </table:table-cell>
          <table:table-cell office:value-type="float" office:value="-284.62288464672474" table:formula="of:=[.F1]-[.I5]*[.F5]" table:style-name="ce1">
            <text:p>-284,6228846</text:p>
          </table:table-cell>
          <table:table-cell table:number-columns-repeated="16375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string" table:style-name="ce1">
            <text:p>desv A</text:p>
          </table:table-cell>
          <table:table-cell table:number-columns-repeated="16379" table:style-name="ce1"/>
        </table:table-row>
        <table:table-row table:style-name="ro1">
          <table:table-cell office:value-type="float" office:value="3980" table:style-name="ce1">
            <text:p>3980</text:p>
          </table:table-cell>
          <table:table-cell office:value-type="float" office:value="603" table:style-name="ce1">
            <text:p>603</text:p>
          </table:table-cell>
          <table:table-cell table:number-columns-repeated="16382" table:style-name="ce1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float" office:value="575" table:style-name="ce1">
            <text:p>575</text:p>
          </table:table-cell>
          <table:table-cell table:number-columns-repeated="2" table:style-name="ce1"/>
          <table:table-cell office:value-type="string" table:style-name="ce1">
            <text:p>cov I,A</text:p>
          </table:table-cell>
          <table:table-cell office:value-type="float" office:value="120316.57142857145" table:formula="of:=COM.MICROSOFT.COVARIANCE.S([.A1:.A15];[.B1:.B15])" table:style-name="ce1">
            <text:p>120316,5714</text:p>
          </table:table-cell>
          <table:table-cell table:number-columns-repeated="16378" table:style-name="ce1"/>
        </table:table-row>
        <table:table-row table:style-name="ro1">
          <table:table-cell office:value-type="float" office:value="4170" table:style-name="ce1">
            <text:p>4170</text:p>
          </table:table-cell>
          <table:table-cell office:value-type="float" office:value="675" table:style-name="ce1">
            <text:p>675</text:p>
          </table:table-cell>
          <table:table-cell table:number-columns-repeated="16382" table:style-name="ce1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float" office:value="411" table:style-name="ce1">
            <text:p>411</text:p>
          </table:table-cell>
          <table:table-cell table:number-columns-repeated="2" table:style-name="ce1"/>
          <table:table-cell office:value-type="string" table:style-name="ce1">
            <text:p>corr</text:p>
          </table:table-cell>
          <table:table-cell table:number-columns-repeated="16379" table:style-name="ce1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356" table:style-name="ce1">
            <text:p>356</text:p>
          </table:table-cell>
          <table:table-cell table:number-columns-repeated="2" table:style-name="ce1"/>
          <table:table-cell office:value-type="string" table:style-name="ce1">
            <text:p>det</text:p>
          </table:table-cell>
          <table:table-cell table:number-columns-repeated="16379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350" table:style-name="ce1">
            <text:p>350</text:p>
          </table:table-cell>
          <table:table-cell table:number-columns-repeated="16382" table:style-name="ce1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float" office:value="282" table:style-name="ce1">
            <text:p>282</text:p>
          </table:table-cell>
          <table:table-cell table:number-columns-repeated="16382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85" table:style-name="ce1">
            <text:p>185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dres Gil</meta:initial-creator>
    <dc:creator>Andres Gil</dc:creator>
    <meta:creation-date>2021-03-24T11:04:56Z</meta:creation-date>
    <dc:date>2021-03-24T11:50:19Z</dc:date>
  </office:meta>
</office:document-meta>
</file>